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Standard">
      <style:paragraph-properties fo:text-align="justify" style:justify-single-word="false"/>
      <style:text-properties officeooo:rsid="00cb5232" officeooo:paragraph-rsid="00cb5232"/>
    </style:style>
    <style:style style:name="P117" style:family="paragraph" style:parent-style-name="Standard">
      <style:paragraph-properties fo:text-align="justify" style:justify-single-word="false"/>
      <style:text-properties officeooo:rsid="00d3ab5e" officeooo:paragraph-rsid="00d3ab5e"/>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fo:color="#008000" officeooo:rsid="00d9b62a" officeooo:paragraph-rsid="00d9b62a"/>
    </style:style>
    <style:style style:name="P152" style:family="paragraph" style:parent-style-name="Code_20_block">
      <style:text-properties fo:color="#008000" officeooo:paragraph-rsid="00d9b62a"/>
    </style:style>
    <style:style style:name="P153" style:family="paragraph" style:parent-style-name="Code_20_block">
      <style:text-properties officeooo:paragraph-rsid="000e6d84"/>
    </style:style>
    <style:style style:name="P154" style:family="paragraph" style:parent-style-name="Code_20_block">
      <style:text-properties officeooo:rsid="001f2c90" officeooo:paragraph-rsid="000e6d84"/>
    </style:style>
    <style:style style:name="P155" style:family="paragraph" style:parent-style-name="Code_20_block">
      <style:text-properties officeooo:rsid="001f2c90" officeooo:paragraph-rsid="0049b3a9"/>
    </style:style>
    <style:style style:name="P156" style:family="paragraph" style:parent-style-name="Code_20_block">
      <style:text-properties officeooo:paragraph-rsid="00133266"/>
    </style:style>
    <style:style style:name="P157" style:family="paragraph" style:parent-style-name="Code_20_block">
      <style:text-properties officeooo:paragraph-rsid="0016b811"/>
    </style:style>
    <style:style style:name="P158" style:family="paragraph" style:parent-style-name="Code_20_block">
      <style:text-properties fo:font-style="italic" officeooo:rsid="001aa2e2" style:font-style-asian="italic" style:font-style-complex="italic"/>
    </style:style>
    <style:style style:name="P159" style:family="paragraph" style:parent-style-name="Code_20_block">
      <style:text-properties fo:font-style="italic" officeooo:rsid="001aa2e2" officeooo:paragraph-rsid="001c9f78" style:font-style-asian="italic" style:font-style-complex="italic"/>
    </style:style>
    <style:style style:name="P160" style:family="paragraph" style:parent-style-name="Code_20_block">
      <style:text-properties officeooo:paragraph-rsid="002b6677"/>
    </style:style>
    <style:style style:name="P161" style:family="paragraph" style:parent-style-name="Code_20_block">
      <style:text-properties officeooo:paragraph-rsid="002c740a"/>
    </style:style>
    <style:style style:name="P162" style:family="paragraph" style:parent-style-name="Code_20_block">
      <style:text-properties officeooo:paragraph-rsid="00431380"/>
    </style:style>
    <style:style style:name="P163" style:family="paragraph" style:parent-style-name="Code_20_block">
      <style:text-properties officeooo:paragraph-rsid="0049b3a9"/>
    </style:style>
    <style:style style:name="P164" style:family="paragraph" style:parent-style-name="Code_20_block">
      <style:text-properties officeooo:rsid="004c51ec"/>
    </style:style>
    <style:style style:name="P165" style:family="paragraph" style:parent-style-name="Code_20_block">
      <style:text-properties officeooo:rsid="004dbe0e"/>
    </style:style>
    <style:style style:name="P166" style:family="paragraph" style:parent-style-name="Code_20_block">
      <style:text-properties officeooo:rsid="002dc269"/>
    </style:style>
    <style:style style:name="P167" style:family="paragraph" style:parent-style-name="Code_20_block">
      <style:text-properties officeooo:rsid="005580dc"/>
    </style:style>
    <style:style style:name="P168" style:family="paragraph" style:parent-style-name="Code_20_block">
      <style:text-properties officeooo:rsid="005580dc" officeooo:paragraph-rsid="00574d30"/>
    </style:style>
    <style:style style:name="P169" style:family="paragraph" style:parent-style-name="Code_20_block">
      <style:text-properties officeooo:rsid="00667456"/>
    </style:style>
    <style:style style:name="P170" style:family="paragraph" style:parent-style-name="Code_20_block">
      <style:text-properties officeooo:rsid="00667456" officeooo:paragraph-rsid="0066faee"/>
    </style:style>
    <style:style style:name="P171" style:family="paragraph" style:parent-style-name="Code_20_block">
      <style:text-properties officeooo:rsid="006cf6d9"/>
    </style:style>
    <style:style style:name="P172" style:family="paragraph" style:parent-style-name="Code_20_block">
      <style:text-properties officeooo:rsid="0075698a"/>
    </style:style>
    <style:style style:name="P173" style:family="paragraph" style:parent-style-name="Code_20_block">
      <style:text-properties officeooo:rsid="0048e7dd" officeooo:paragraph-rsid="007980cc"/>
    </style:style>
    <style:style style:name="P174" style:family="paragraph" style:parent-style-name="Code_20_block">
      <style:text-properties officeooo:rsid="0048e7dd" officeooo:paragraph-rsid="00a41b3d"/>
    </style:style>
    <style:style style:name="P175" style:family="paragraph" style:parent-style-name="Code_20_block">
      <style:text-properties officeooo:paragraph-rsid="007cbe12"/>
    </style:style>
    <style:style style:name="P176" style:family="paragraph" style:parent-style-name="Code_20_block">
      <style:text-properties officeooo:rsid="007aee4d"/>
    </style:style>
    <style:style style:name="P177" style:family="paragraph" style:parent-style-name="Code_20_block">
      <style:text-properties officeooo:paragraph-rsid="0080c187"/>
    </style:style>
    <style:style style:name="P178" style:family="paragraph" style:parent-style-name="Code_20_block">
      <style:text-properties officeooo:rsid="0080c187"/>
    </style:style>
    <style:style style:name="P179" style:family="paragraph" style:parent-style-name="Code_20_block">
      <style:text-properties officeooo:paragraph-rsid="0085c355"/>
    </style:style>
    <style:style style:name="P180" style:family="paragraph" style:parent-style-name="Code_20_block">
      <style:text-properties officeooo:paragraph-rsid="008798eb"/>
    </style:style>
    <style:style style:name="P181" style:family="paragraph" style:parent-style-name="Code_20_block">
      <style:text-properties officeooo:paragraph-rsid="008b6379"/>
    </style:style>
    <style:style style:name="P182" style:family="paragraph" style:parent-style-name="Code_20_block">
      <style:text-properties officeooo:paragraph-rsid="008b66a3"/>
    </style:style>
    <style:style style:name="P183" style:family="paragraph" style:parent-style-name="Code_20_block">
      <style:text-properties officeooo:rsid="008b9423"/>
    </style:style>
    <style:style style:name="P184" style:family="paragraph" style:parent-style-name="Code_20_block">
      <style:text-properties officeooo:rsid="008b9423" officeooo:paragraph-rsid="008b9423"/>
    </style:style>
    <style:style style:name="P185" style:family="paragraph" style:parent-style-name="Code_20_block">
      <style:text-properties fo:font-weight="bold" officeooo:rsid="008b9423" style:font-weight-asian="bold" style:font-weight-complex="bold"/>
    </style:style>
    <style:style style:name="P186" style:family="paragraph" style:parent-style-name="Code_20_block">
      <style:text-properties officeooo:rsid="004f5e8a"/>
    </style:style>
    <style:style style:name="P187" style:family="paragraph" style:parent-style-name="Code_20_block">
      <style:text-properties officeooo:rsid="006e1e8c"/>
    </style:style>
    <style:style style:name="P188" style:family="paragraph" style:parent-style-name="Code_20_block">
      <style:text-properties officeooo:rsid="007f6c2e" officeooo:paragraph-rsid="007f6c2e"/>
    </style:style>
    <style:style style:name="P189" style:family="paragraph" style:parent-style-name="Code_20_block">
      <style:text-properties officeooo:paragraph-rsid="009310ee"/>
    </style:style>
    <style:style style:name="P190" style:family="paragraph" style:parent-style-name="Code_20_block">
      <style:text-properties officeooo:paragraph-rsid="009c3e74"/>
    </style:style>
    <style:style style:name="P191" style:family="paragraph" style:parent-style-name="Code_20_block">
      <style:text-properties officeooo:rsid="001cd173" officeooo:paragraph-rsid="009f179b"/>
    </style:style>
    <style:style style:name="P192" style:family="paragraph" style:parent-style-name="Code_20_block">
      <style:text-properties officeooo:paragraph-rsid="00a15c7d"/>
    </style:style>
    <style:style style:name="P193" style:family="paragraph" style:parent-style-name="Code_20_block">
      <style:text-properties officeooo:rsid="00a41b3d" officeooo:paragraph-rsid="00a41b3d"/>
    </style:style>
    <style:style style:name="P194" style:family="paragraph" style:parent-style-name="Code_20_block">
      <style:text-properties officeooo:paragraph-rsid="00aa7475"/>
    </style:style>
    <style:style style:name="P195" style:family="paragraph" style:parent-style-name="Code_20_block">
      <style:text-properties officeooo:paragraph-rsid="00ad3bea"/>
    </style:style>
    <style:style style:name="P196" style:family="paragraph" style:parent-style-name="Code_20_block">
      <style:text-properties officeooo:paragraph-rsid="00af98da"/>
    </style:style>
    <style:style style:name="P197" style:family="paragraph" style:parent-style-name="Code_20_block">
      <style:text-properties officeooo:paragraph-rsid="00b2264e"/>
    </style:style>
    <style:style style:name="P198" style:family="paragraph" style:parent-style-name="Code_20_block">
      <style:text-properties officeooo:paragraph-rsid="00b4d494"/>
    </style:style>
    <style:style style:name="P199" style:family="paragraph" style:parent-style-name="Code_20_block">
      <style:text-properties officeooo:paragraph-rsid="00b9ec99"/>
    </style:style>
    <style:style style:name="P200" style:family="paragraph" style:parent-style-name="Code_20_block">
      <style:text-properties officeooo:rsid="00b9ec99" officeooo:paragraph-rsid="00b9ec99"/>
    </style:style>
    <style:style style:name="P201" style:family="paragraph" style:parent-style-name="Code_20_block">
      <style:text-properties officeooo:paragraph-rsid="00bf7d22"/>
    </style:style>
    <style:style style:name="P202" style:family="paragraph" style:parent-style-name="Code_20_block">
      <style:text-properties officeooo:paragraph-rsid="00c22760"/>
    </style:style>
    <style:style style:name="P203" style:family="paragraph" style:parent-style-name="Code_20_block">
      <style:text-properties officeooo:paragraph-rsid="00c2bf3a"/>
    </style:style>
    <style:style style:name="P204" style:family="paragraph" style:parent-style-name="Code_20_block">
      <style:text-properties officeooo:rsid="00c2bf3a" officeooo:paragraph-rsid="00c2bf3a"/>
    </style:style>
    <style:style style:name="P205" style:family="paragraph" style:parent-style-name="Code_20_block">
      <style:text-properties officeooo:paragraph-rsid="00c84d34"/>
    </style:style>
    <style:style style:name="P206" style:family="paragraph" style:parent-style-name="Code_20_block">
      <style:text-properties officeooo:paragraph-rsid="00d54a94"/>
    </style:style>
    <style:style style:name="P207" style:family="paragraph" style:parent-style-name="Code_20_block">
      <style:text-properties officeooo:paragraph-rsid="00d9b62a"/>
    </style:style>
    <style:style style:name="P208" style:family="paragraph" style:parent-style-name="Text_20_body">
      <style:paragraph-properties fo:text-align="justify" style:justify-single-word="false"/>
    </style:style>
    <style:style style:name="P209"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10" style:family="paragraph" style:parent-style-name="Standard">
      <style:paragraph-properties fo:text-align="justify" style:justify-single-word="false" fo:break-before="page"/>
    </style:style>
    <style:style style:name="P21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2" style:family="paragraph" style:parent-style-name="Standard">
      <style:paragraph-properties fo:text-align="justify" style:justify-single-word="false" fo:break-before="page"/>
      <style:text-properties officeooo:rsid="00b54105" officeooo:paragraph-rsid="00b54105"/>
    </style:style>
    <style:style style:name="P213"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14"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15" style:family="paragraph" style:parent-style-name="Standard" style:list-style-name="List_20_1"/>
    <style:style style:name="P216" style:family="paragraph" style:parent-style-name="Standard" style:list-style-name="List_20_1">
      <style:text-properties officeooo:paragraph-rsid="000af6c4"/>
    </style:style>
    <style:style style:name="P217" style:family="paragraph" style:parent-style-name="Standard">
      <style:paragraph-properties fo:text-align="justify" style:justify-single-word="false"/>
    </style:style>
    <style:style style:name="P218" style:family="paragraph" style:parent-style-name="Standard" style:list-style-name="List_20_2">
      <style:paragraph-properties fo:text-align="justify" style:justify-single-word="false"/>
    </style:style>
    <style:style style:name="P219" style:family="paragraph" style:parent-style-name="Standard" style:list-style-name="List_20_2">
      <style:paragraph-properties fo:text-align="justify" style:justify-single-word="false"/>
      <style:text-properties officeooo:paragraph-rsid="00184030"/>
    </style:style>
    <style:style style:name="P220" style:family="paragraph" style:parent-style-name="Standard" style:list-style-name="List_20_1">
      <style:paragraph-properties fo:text-align="justify" style:justify-single-word="false"/>
    </style:style>
    <style:style style:name="P221" style:family="paragraph" style:parent-style-name="Standard" style:list-style-name="Numbering_20_1"/>
    <style:style style:name="P222" style:family="paragraph" style:parent-style-name="Standard" style:list-style-name="List_20_2">
      <style:paragraph-properties fo:text-align="justify" style:justify-single-word="false"/>
      <style:text-properties officeooo:rsid="00511286" officeooo:paragraph-rsid="006cf6d9"/>
    </style:style>
    <style:style style:name="P223" style:family="paragraph" style:parent-style-name="Standard" style:list-style-name="List_20_1">
      <style:paragraph-properties fo:text-align="justify" style:justify-single-word="false"/>
      <style:text-properties officeooo:rsid="00511286" officeooo:paragraph-rsid="006cf6d9"/>
    </style:style>
    <style:style style:name="P224" style:family="paragraph" style:parent-style-name="Standard" style:list-style-name="List_20_1">
      <style:paragraph-properties fo:text-align="start" style:justify-single-word="false"/>
      <style:text-properties officeooo:rsid="00511286" officeooo:paragraph-rsid="006cf6d9"/>
    </style:style>
    <style:style style:name="P225" style:family="paragraph" style:parent-style-name="Standard" style:list-style-name="List_20_1">
      <style:text-properties officeooo:rsid="000af6c4" officeooo:paragraph-rsid="000af6c4"/>
    </style:style>
    <style:style style:name="P226" style:family="paragraph" style:parent-style-name="Standard" style:list-style-name="List_20_1">
      <style:paragraph-properties fo:text-align="start" style:justify-single-word="false"/>
    </style:style>
    <style:style style:name="P227" style:family="paragraph" style:parent-style-name="Standard" style:list-style-name="List_20_1">
      <style:paragraph-properties fo:text-align="justify" style:justify-single-word="false"/>
      <style:text-properties officeooo:rsid="00ba1c55" officeooo:paragraph-rsid="00ba1c55"/>
    </style:style>
    <style:style style:name="P228" style:family="paragraph" style:parent-style-name="Standard" style:list-style-name="List_20_1">
      <style:paragraph-properties fo:text-align="justify" style:justify-single-word="false"/>
      <style:text-properties officeooo:rsid="005bf21c" officeooo:paragraph-rsid="005bf21c"/>
    </style:style>
    <style:style style:name="P229" style:family="paragraph" style:parent-style-name="Standard">
      <style:text-properties officeooo:rsid="00e52a53" officeooo:paragraph-rsid="00e52a53"/>
    </style:style>
    <style:style style:name="P230" style:family="paragraph" style:parent-style-name="Standard">
      <style:paragraph-properties fo:text-align="justify" style:justify-single-word="false"/>
      <style:text-properties officeooo:rsid="00e52a53" officeooo:paragraph-rsid="00e52a53"/>
    </style:style>
    <style:style style:name="P231" style:family="paragraph" style:parent-style-name="Standard">
      <style:paragraph-properties fo:text-align="justify" style:justify-single-word="false" fo:padding="0.101cm" fo:border-left="none" fo:border-right="none" fo:border-top="0.06pt solid #000000" fo:border-bottom="0.06pt solid #000000" style:shadow="none"/>
      <style:text-properties officeooo:paragraph-rsid="00de149a"/>
    </style:style>
    <style:style style:name="P232" style:family="paragraph" style:parent-style-name="Heading_20_1" style:master-page-name="Standard">
      <style:paragraph-properties style:page-number="auto"/>
    </style:style>
    <style:style style:name="P233" style:family="paragraph" style:parent-style-name="Heading_20_2">
      <style:paragraph-properties fo:break-before="page"/>
    </style:style>
    <style:style style:name="P234" style:family="paragraph" style:parent-style-name="Heading_20_2">
      <style:paragraph-properties fo:break-before="page"/>
      <style:text-properties officeooo:rsid="0018ceac"/>
    </style:style>
    <style:style style:name="P235" style:family="paragraph" style:parent-style-name="Heading_20_2">
      <style:paragraph-properties fo:break-before="page"/>
      <style:text-properties officeooo:rsid="0080c187"/>
    </style:style>
    <style:style style:name="P236" style:family="paragraph" style:parent-style-name="Heading_20_2">
      <style:paragraph-properties fo:break-before="page"/>
      <style:text-properties officeooo:rsid="005bf21c"/>
    </style:style>
    <style:style style:name="P237" style:family="paragraph" style:parent-style-name="Heading_20_2">
      <style:paragraph-properties fo:break-before="page"/>
      <style:text-properties officeooo:paragraph-rsid="00aa7475"/>
    </style:style>
    <style:style style:name="P238" style:family="paragraph" style:parent-style-name="Heading_20_3">
      <style:text-properties officeooo:rsid="004b6718"/>
    </style:style>
    <style:style style:name="P239" style:family="paragraph" style:parent-style-name="Heading_20_3">
      <style:text-properties officeooo:rsid="00556bfd"/>
    </style:style>
    <style:style style:name="P240" style:family="paragraph" style:parent-style-name="Heading_20_3">
      <style:text-properties officeooo:paragraph-rsid="009310ee"/>
    </style:style>
    <style:style style:name="P241" style:family="paragraph" style:parent-style-name="Heading_20_3">
      <style:text-properties officeooo:rsid="000c7dca"/>
    </style:style>
    <style:style style:name="P242" style:family="paragraph" style:parent-style-name="Heading_20_3">
      <style:text-properties officeooo:rsid="002dc269"/>
    </style:style>
    <style:style style:name="P243" style:family="paragraph" style:parent-style-name="Heading_20_3">
      <style:text-properties officeooo:rsid="0048e7dd" officeooo:paragraph-rsid="007980cc"/>
    </style:style>
    <style:style style:name="P244" style:family="paragraph" style:parent-style-name="Heading_20_3">
      <style:text-properties officeooo:rsid="009612f1" officeooo:paragraph-rsid="009612f1"/>
    </style:style>
    <style:style style:name="P245" style:family="paragraph" style:parent-style-name="Heading_20_3">
      <style:text-properties officeooo:paragraph-rsid="0080c187"/>
    </style:style>
    <style:style style:name="P246" style:family="paragraph" style:parent-style-name="Heading_20_3">
      <style:text-properties officeooo:paragraph-rsid="00a15c7d"/>
    </style:style>
    <style:style style:name="P247" style:family="paragraph" style:parent-style-name="Heading_20_3">
      <style:text-properties officeooo:rsid="0080c187"/>
    </style:style>
    <style:style style:name="P248" style:family="paragraph" style:parent-style-name="Heading_20_3">
      <style:text-properties officeooo:rsid="005bf21c"/>
    </style:style>
    <style:style style:name="P249" style:family="paragraph" style:parent-style-name="Heading_20_3">
      <style:text-properties officeooo:rsid="005ce557"/>
    </style:style>
    <style:style style:name="P250" style:family="paragraph" style:parent-style-name="Heading_20_3">
      <style:text-properties officeooo:rsid="005db1b7"/>
    </style:style>
    <style:style style:name="P251" style:family="paragraph" style:parent-style-name="Heading_20_3">
      <style:text-properties officeooo:paragraph-rsid="00e52a53"/>
    </style:style>
    <style:style style:name="P252" style:family="paragraph" style:parent-style-name="Heading_20_3">
      <style:text-properties officeooo:rsid="00e6b869" officeooo:paragraph-rsid="00e6b869"/>
    </style:style>
    <style:style style:name="P253" style:family="paragraph" style:parent-style-name="Heading_20_3">
      <style:paragraph-properties fo:break-before="page"/>
    </style:style>
    <style:style style:name="P254" style:family="paragraph" style:parent-style-name="Heading_20_3">
      <style:paragraph-properties fo:break-before="page"/>
      <style:text-properties officeooo:rsid="006cf6d9"/>
    </style:style>
    <style:style style:name="P255" style:family="paragraph" style:parent-style-name="Heading_20_3">
      <style:paragraph-properties fo:break-before="page"/>
      <style:text-properties officeooo:rsid="00556bfd" officeooo:paragraph-rsid="00574d30"/>
    </style:style>
    <style:style style:name="P256" style:family="paragraph" style:parent-style-name="Heading_20_4">
      <style:text-properties officeooo:paragraph-rsid="008b66a3"/>
    </style:style>
    <style:style style:name="P257"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de149a"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aa2e2" style:font-style-asian="italic" style:font-weight-asian="bold" style:font-style-complex="italic" style:font-weight-complex="bold"/>
    </style:style>
    <style:style style:name="T15" style:family="text">
      <style:text-properties fo:font-style="italic" fo:font-weight="bold" officeooo:rsid="002dc269" style:font-style-asian="italic" style:font-weight-asian="bold" style:font-style-complex="italic" style:font-weight-complex="bold"/>
    </style:style>
    <style:style style:name="T16" style:family="text">
      <style:text-properties fo:font-style="italic" fo:font-weight="bold" officeooo:rsid="003268f8"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style="italic" fo:font-weight="bold" officeooo:rsid="00ca45cd"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1aa2e2" style:font-weight-asian="bold" style:font-weight-complex="bold"/>
    </style:style>
    <style:style style:name="T22" style:family="text">
      <style:text-properties fo:font-weight="bold" officeooo:rsid="001c9f78" style:font-weight-asian="bold" style:font-weight-complex="bold"/>
    </style:style>
    <style:style style:name="T23" style:family="text">
      <style:text-properties fo:font-weight="bold" officeooo:rsid="0024201b" style:font-weight-asian="bold" style:font-weight-complex="bold"/>
    </style:style>
    <style:style style:name="T24" style:family="text">
      <style:text-properties fo:font-weight="bold" officeooo:rsid="003ff966" style:font-weight-asian="bold" style:font-weight-complex="bold"/>
    </style:style>
    <style:style style:name="T25" style:family="text">
      <style:text-properties fo:font-weight="bold" officeooo:rsid="004dbe0e" style:font-weight-asian="bold" style:font-weight-complex="bold"/>
    </style:style>
    <style:style style:name="T26" style:family="text">
      <style:text-properties fo:font-weight="bold" officeooo:rsid="00527096" style:font-weight-asian="bold" style:font-weight-complex="bold"/>
    </style:style>
    <style:style style:name="T27" style:family="text">
      <style:text-properties fo:font-weight="bold" officeooo:rsid="00de149a"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font-style="normal" fo:font-weight="bold" officeooo:rsid="003ff966" style:font-style-asian="normal" style:font-weight-asian="bold" style:font-style-complex="normal" style:font-weight-complex="bold"/>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de149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03182933673723903" text:style-name="Outline">
        <text:list-item>
          <text:h text:style-name="P232"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6593344651005443561" text:style-name="List_20_1">
        <text:list-item>
          <text:p text:style-name="P215">network communication</text:p>
        </text:list-item>
        <text:list-item>
          <text:p text:style-name="P215">management and monitoring</text:p>
        </text:list-item>
        <text:list-item>
          <text:p text:style-name="P215">performance / load-balancing</text:p>
        </text:list-item>
        <text:list-item>
          <text:p text:style-name="P21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3">Appendix A: configuration properties reference</text:span> of this manual.</text:p>
      <text:list xml:id="list121137288513469" text:continue-list="list870318293367372390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8318822870840856842" text:style-name="List_20_2">
        <text:list-item>
          <text:p text:style-name="P219"><text:span text:style-name="Code_20_char">jppf.config.plugin = class_name</text:span>, where <text:span text:style-name="T1">class_name</text:span> is the fully qualified name of a class implementing <text:span text:style-name="T46">either </text:span><text:s/>the interface <text:a xlink:type="simple" xlink:href="http://www.jppf.org/javadoc/5.2/index.html?org/jppf/utils/JPPFConfiguration.ConfigurationSource.html" text:style-name="Internet_20_link" text:visited-style-name="Visited_20_Internet_20_Link">JPPFConfiguration.ConfigurationSource</text:a>, <text:span text:style-name="T46">or the interface </text:span><text:a xlink:type="simple" xlink:href="http://www.jppf.org/javadoc/5.2/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1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0">-Djppf.config.plugin=my.own.Configuration</text:span> ...</text:p>
      <text:p text:style-name="P1"/>
      <text:p text:style-name="P1">or </text:p>
      <text:p text:style-name="P1"/>
      <text:p text:style-name="Code_20_block">java <text:span text:style-name="T20">-Djppf.config=my/folder/myFile.properties</text:span> ...</text:p>
      <text:p text:style-name="Standard"/>
      <text:p text:style-name="Standard">The configuration file lookup mechanism is as follows:</text:p>
      <text:p text:style-name="Standard"/>
      <text:list xml:id="list6904932715601073882" text:style-name="Numbering_20_1">
        <text:list-item>
          <text:p text:style-name="P221">if <text:span text:style-name="Code_20_char">jppf.plugin.config</text:span> is specified</text:p>
          <text:p text:style-name="P221">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21">else if <text:span text:style-name="Code_20_char">jppf.config</text:span> is specified</text:p>
          <text:list>
            <text:list-item>
              <text:p text:style-name="P221">look for the file in the file system</text:p>
            </text:list-item>
            <text:list-item>
              <text:p text:style-name="P221">if not found in the file system, look in the classpath</text:p>
            </text:list-item>
            <text:list-item>
              <text:p text:style-name="P221">if not found in the classpath use default configuration values<text:line-break/></text:p>
            </text:list-item>
          </text:list>
        </text:list-item>
        <text:list-item>
          <text:p text:style-name="P221">if <text:span text:style-name="Code_20_char">jppf.config</text:span> is not specified</text:p>
          <text:list>
            <text:list-item>
              <text:p text:style-name="P221">use default file "<text:span text:style-name="Code_20_char">jppf.properties</text:span>"</text:p>
            </text:list-item>
            <text:list-item>
              <text:p text:style-name="P221">look for "jppf.properties" in the file system</text:p>
            </text:list-item>
            <text:list-item>
              <text:p text:style-name="P221">if not found in the file system, look for it in the classpath</text:p>
            </text:list-item>
            <text:list-item>
              <text:p text:style-name="P22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21137956197255" text:continue-list="list121137288513469" text:style-name="Outline">
        <text:list-item>
          <text:list>
            <text:list-item>
              <text:h text:style-name="P234" text:outline-level="2">Includes, <text:span text:style-name="T61">substitutions and scripted values</text:span> in the configuration</text:h>
              <text:list>
                <text:list-item>
                  <text:h text:style-name="P238" text:outline-level="3">Includes</text:h>
                </text:list-item>
              </text:list>
            </text:list-item>
          </text:list>
        </text:list-item>
      </text:list>
      <text:p text:style-name="P33"><text:span text:style-name="T47">A JPPF configuration source, whether as a file or as a plugin, can include other configuration sources by adding one or more “</text:span><text:span text:style-name="T14">#!include”</text:span><text:span text:style-name="T47"> statements in the following format:</text:span></text:p>
      <text:p text:style-name="P36"/>
      <text:p text:style-name="Code_20_block"><text:span text:style-name="T47">#!include </text:span><text:span text:style-name="T2">source_type</text:span><text:span text:style-name="T47"> </text:span><text:span text:style-name="T2">source_path</text:span></text:p>
      <text:p text:style-name="P36"/>
      <text:p text:style-name="P33"><text:span text:style-name="T47">The possible values for </text:span><text:span text:style-name="T2">source_type</text:span><text:span text:style-name="T47"> are “file”, “url” or “class”. For each of these values, source_path has a different meaning:</text:span></text:p>
      <text:p text:style-name="P36"/>
      <text:p text:style-name="P34"><text:span text:style-name="T47">- </text:span><text:span text:style-name="T21">when </text:span><text:span text:style-name="T14">source_type</text:span><text:span text:style-name="T21">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7"/>
      <text:p text:style-name="Standard"><text:span text:style-name="T47">- </text:span><text:span text:style-name="T21">when </text:span><text:span text:style-name="T14">source_type</text:span><text:span text:style-name="T21"> is “</text:span><text:span text:style-name="T22">url</text:span><text:span text:style-name="T21">”</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7"/>
      <text:p text:style-name="P35"><text:span text:style-name="T47">- </text:span><text:span text:style-name="T21">when </text:span><text:span text:style-name="T14">source_type</text:span><text:span text:style-name="T21"> is “</text:span><text:span text:style-name="T23">class</text:span><text:span text:style-name="T21">”</text:span><text:span text:style-name="T47">, source_path is the fully qualified class name of a configuration plugin, i.e. an implementation of either </text:span><text:a xlink:type="simple" xlink:href="http://www.jppf.org/javadoc/5.2/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www.jppf.org/javadoc/5.2/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7"/>
      <text:p text:style-name="P34"><text:span text:style-name="T21">Example</text:span><text:span text:style-name="T22">s</text:span><text:span text:style-name="T47">:</text:span></text:p>
      <text:p text:style-name="P37"/>
      <text:p text:style-name="P119"># a config file in the file system</text:p>
      <text:p text:style-name="P158">#!include file /home/me/jppf/jppf.properties</text:p>
      <text:p text:style-name="P119"/>
      <text:p text:style-name="P119"># a config file in the classpath</text:p>
      <text:p text:style-name="P159">#!include file META-INF/jppf.properties</text:p>
      <text:p text:style-name="P159"/>
      <text:p text:style-name="P120"># a config file obtained from a url</text:p>
      <text:p text:style-name="P159">#!include url http://www.myhost.com/jppf/jppf.properties</text:p>
      <text:p text:style-name="P120"/>
      <text:p text:style-name="P120"># a config file obtained from a configuration plugin</text:p>
      <text:p text:style-name="P159">#!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21138002673269" text:continue-numbering="true" text:style-name="Outline">
        <text:list-item>
          <text:list>
            <text:list-item>
              <text:list>
                <text:list-item>
                  <text:h text:style-name="P238" text:outline-level="3">Substitutions in the values of configuration properties</text:h>
                </text:list-item>
              </text:list>
            </text:list-item>
          </text:list>
        </text:list-item>
      </text:list>
      <text:p text:style-name="P46"><text:span text:style-name="T61">The JPPF configuration can handle a syntax of the form “propertyName = prefix</text:span><text:span text:style-name="T17">${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4">prop.1 = value1</text:p>
      <text:p text:style-name="P164">prop.2 = ${prop.1}</text:p>
      <text:p text:style-name="P164">prop.3 = value3 ${prop.2}</text:p>
      <text:p text:style-name="P164">prop.4 = value4 ${prop.2} + ${prop.3}</text:p>
      <text:p text:style-name="P50"/>
      <text:p text:style-name="P50">will be resolved into:</text:p>
      <text:p text:style-name="P50"/>
      <text:p text:style-name="P164">prop.1 = value1</text:p>
      <text:p text:style-name="P164">prop.2 = value1</text:p>
      <text:p text:style-name="P164">prop.3 = value3 value1</text:p>
      <text:p text:style-name="P164">prop.4 = value4 value1 + value3 value1</text:p>
      <text:p text:style-name="P50"/>
      <text:p text:style-name="P47"><text:span text:style-name="T25">Note </text:span><text:span text:style-name="T26">1</text:span><text:span text:style-name="T62">: </text:span><text:span text:style-name="T6">the order in which the properties are defined has no impact on the resolution of substitutions.</text:span></text:p>
      <text:p text:style-name="P50"/>
      <text:p text:style-name="P48"><text:span text:style-name="T25">Note </text:span><text:span text:style-name="T26">2</text:span><text:span text:style-name="T62">: </text:span><text:span text:style-name="T7">substitutions are resolved after all includes are fully resolved and loaded</text:span><text:span text:style-name="T6">.</text:span></text:p>
      <text:p text:style-name="P51"/>
      <text:p text:style-name="P211">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5">prop.1 = ${prop.2}</text:p>
      <text:p text:style-name="P52"/>
      <text:p text:style-name="P52">the value of “prop.1” will remain “${prop.2}”, since the property “prop.2” is not defined.</text:p>
      <text:p text:style-name="P52"/>
      <text:p text:style-name="P52">In this configuration:</text:p>
      <text:p text:style-name="P52"/>
      <text:p text:style-name="P165">prop.1 = ${prop.2}</text:p>
      <text:p text:style-name="P165">prop.2 = ${prop.3} ${prop.1}</text:p>
      <text:p text:style-name="P165">prop.3 = value3</text:p>
      <text:p text:style-name="P52"/>
      <text:p text:style-name="P52">“prop.1” and “prop.2” introduce an unresolvable cycle, and only the reference to “prop.3” can be fully resolved. According to this, the final values will be:</text:p>
      <text:p text:style-name="P52"/>
      <text:p text:style-name="P165">prop.1 = ${prop.2}</text:p>
      <text:p text:style-name="P165">prop.2 = value3 ${prop.1}</text:p>
      <text:p text:style-name="P165">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6">prop.1 = ${env.JAVA_HOME}/bin/java</text:p>
      <text:p text:style-name="P54"/>
      <text:p text:style-name="P55">will be resolved into:</text:p>
      <text:p text:style-name="P55"/>
      <text:p text:style-name="P186">prop.1 = /opt/java/jdk1.7.0/bin/java</text:p>
      <text:p text:style-name="P55"/>
      <text:p text:style-name="P59">If the value of a property refers to an undefined environment variable, then the reference will be replaced <text:span text:style-name="T63">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3">T</text:span>est.<text:span text:style-name="T93">property</text:span>}</text:p>
      <text:p text:style-name="P99"/>
      <text:p text:style-name="P99">will be resolved into:</text:p>
      <text:p text:style-name="P99"/>
      <text:p text:style-name="Code_20_block">prop.1 = <text:span text:style-name="T93">some.</text:span>test.value</text:p>
      <text:p text:style-name="P99"/>
      <text:list xml:id="list121138821941937" text:continue-numbering="true" text:style-name="Outline">
        <text:list-item>
          <text:list>
            <text:list-item>
              <text:list>
                <text:list-item>
                  <text:h text:style-name="P254" text:outline-level="3">Scripted property values</text:h>
                </text:list-item>
              </text:list>
            </text:list-item>
          </text:list>
        </text:list-item>
      </text:list>
      <text:p text:style-name="P69"><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9"/>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9"/>
      <text:p text:style-name="P69">Where:</text:p>
      <text:p text:style-name="P69"/>
      <text:list xml:id="list121138619505132" text:continue-list="list8318822870840856842" text:style-name="List_20_2">
        <text:list-item>
          <text:p text:style-name="P222"><text:span text:style-name="T8">language</text:span><text:span text:style-name="T68"> is the script language to use, such as provided by the javax.script APIs. It defaults to "javascript"</text:span></text:p>
        </text:list-item>
        <text:list-item>
          <text:p text:style-name="P222"><text:span text:style-name="T8">source_type</text:span><text:span text:style-name="T68"> determines how to find the script, with possible values "inline", "file" or "url". It defaults to "inline"</text:span></text:p>
        </text:list-item>
        <text:list-item>
          <text:p text:style-name="P222"><text:span text:style-name="T8">script_source</text:span><text:span text:style-name="T68"> is either the script expression, or its location, depending on the value of source_type:</text:span></text:p>
        </text:list-item>
      </text:list>
      <text:list xml:id="list121137984535359" text:continue-list="list6593344651005443561" text:style-name="List_20_1">
        <text:list-item>
          <text:p text:style-name="P224"><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23"><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24"><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71">$script{ 2 + 3 }$</text:p>
      <text:p text:style-name="P171">$script:{ 2 + 3 }$</text:p>
      <text:p text:style-name="P171">$script::{ 2 + 3 }$</text:p>
      <text:p text:style-name="P171">$script::inline{ 2 + 3 }$</text:p>
      <text:p text:style-name="P171">$script:javascript{ 2 + 3 }$</text:p>
      <text:p text:style-name="P171">$script:javascript:{ 2 + 3 }$</text:p>
      <text:p text:style-name="P69"/>
      <text:p text:style-name="P56"><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9"/>
      <text:p text:style-name="P129"># using javascript expression to set the default language to groovy</text:p>
      <text:p text:style-name="P171">jppf.script.default.language = $script{ 'groo' + 'vy' }<text:span text:style-name="T71">$</text:span></text:p>
      <text:p text:style-name="P129"># inline expression using default language 'groovy'</text:p>
      <text:p text:style-name="P171">my.property = $script{ return 2 + 3 }<text:span text:style-name="T71">$</text:span></text:p>
      <text:p text:style-name="P69"/>
      <text:p text:style-name="P56"><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9"/>
      <text:p text:style-name="P56"><text:span text:style-name="T68">The scripts are evaluated after all includes and variable substitutions have been resolved. This will allow the scripts to use a variable binding for the Properties (or </text:span><text:a xlink:type="simple" xlink:href="http://www.jppf.org/javadoc/5.2/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3"/>
      <text:p text:style-name="P172">prop.1 = hello world</text:p>
      <text:p text:style-name="P172">prop.2 = $script:javascript{ thisProperties.getString('prop.1') + ' of scripting' }$</text:p>
      <text:p text:style-name="P73"/>
      <text:p text:style-name="P57"><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5"/>
      <text:p text:style-name="P172">prop.1 = hello world</text:p>
      <text:p text:style-name="P172">prop.2 = $script:javascript{ '${prop.1}' + ' of scripting' }$</text:p>
      <text:p text:style-name="P74"/>
      <text:p text:style-name="P58"><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7">prop.1 = hello $script:javascript{'my ' + 'world'}$ number $script:groovy{return 2 + 3}$</text:p>
      <text:p text:style-name="P71"/>
      <text:p text:style-name="P71">will evaluate to <text:s/>'hello <text:span text:style-name="T70">my</text:span> world number 5'.</text:p>
      <text:list xml:id="list121138549538990" text:continue-list="list121138821941937" text:style-name="Outline">
        <text:list-item>
          <text:list>
            <text:list-item>
              <text:h text:style-name="P233"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21138059383634" text:continue-numbering="true" text:style-name="Outline">
        <text:list-item>
          <text:list>
            <text:list-item>
              <text:h text:style-name="P233"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20">Note<text:span text:style-name="T39">s:</text:span></text:p>
      <text:list xml:id="list121137293873501" text:continue-list="list121137984535359" text:style-name="List_20_1">
        <text:list-item>
          <text:p text:style-name="P216">not defining this property is equivalent to assigning it its default value.</text:p>
        </text:list-item>
        <text:list-item>
          <text:p text:style-name="P225">dynamic port allocation: when the port number is set to 0, JPPF will dynamically allocate a valid port number. Note that this feature is mostly useful when server discovery is enabled.</text:p>
        </text:list-item>
      </text:list>
      <text:list xml:id="list121137272787415" text:continue-list="list12113805938363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5.2/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21139114662528"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21137160422676" text:continue-list="list121137293873501" text:style-name="List_20_1">
        <text:list-item>
          <text:p text:style-name="P215">A and B are not connected at all</text:p>
        </text:list-item>
        <text:list-item>
          <text:p text:style-name="P215">A is connected to B (i.e. A acts as a node attached to B)</text:p>
        </text:list-item>
        <text:list-item>
          <text:p text:style-name="P215">B is connected to A (i.e. B acts as a node attached to A)</text:p>
        </text:list-item>
        <text:list-item>
          <text:p text:style-name="P215">A and B are connected to each other</text:p>
        </text:list-item>
      </text:list>
      <text:list xml:id="list121137117117760" text:continue-list="list121139114662528"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8"># ingore the fact that peer servers may not have any node; default to false</text:p>
      <text:p text:style-name="Code_20_block">jppf.peer.allow.orphans = true</text:p>
      <text:list xml:id="list121138350243815"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18"># connection to server_1</text:p>
      <text:p text:style-name="Code_20_block">jppf.peer.server_1.server.host = host_1<text:line-break/>jppf.peer.server_1.server.port = 11111<text:line-break/><text:span text:style-name="T28">#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3">jppf_discovery</text:span> server_1</text:p>
      <text:p text:style-name="P118"># connection to server_1</text:p>
      <text:p text:style-name="Code_20_block"><text:span text:style-name="T37">jppf.peer.server_1.server.host = host_1</text:span><text:span text:style-name="T28"><text:line-break/></text:span><text:span text:style-name="T37">jppf.peer.server_1.server.port = 11111</text:span></text:p>
      <text:list xml:id="list12113760852026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
      <text:p text:style-name="P210">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121137529884141" text:continue-list="list121137160422676" text:style-name="List_20_1">
        <text:list-item>
          <text:p text:style-name="P220"><text:span text:style-name="T20">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20">j<text:span text:style-name="T20">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21139179551392" text:continue-list="list12113760852026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www.jppf.org/doc/5.2/index.php?title=Extending_and_Customizing_JPPF" text:style-name="Internet_20_link" text:visited-style-name="Visited_20_Internet_20_Link"><text:span text:style-name="T13">Extending </text:span></text:a><text:a xlink:type="simple" xlink:href="http://www.jppf.org/doc/5.2/index.php?title=Extending_and_Customizing_JPPF" text:style-name="Internet_20_link" text:visited-style-name="Visited_20_Internet_20_Link"><text:span text:style-name="T19">and Customizing </text:span></text:a><text:a xlink:type="simple" xlink:href="http://www.jppf.org/doc/5.2/index.php?title=Extending_and_Customizing_JPPF" text:style-name="Internet_20_link" text:visited-style-name="Visited_20_Internet_20_Link"><text:span text:style-name="T13">JPPF</text:span></text:a> <text:span text:style-name="T119">section </text:span>of this manual. JPPF has predefined load-balancing algorithms to compute the distribution of tasks to the nodes, each with its own configuration parameters:</text:p>
      <text:p text:style-name="P1"/>
      <text:list xml:id="list121139058738312" text:continue-list="list121137529884141" text:style-name="List_20_1">
        <text:list-item>
          <text:p text:style-name="P220">“manual” : each bundle has a fixed number of tasks, meaning that each will receive at most this number of tasks</text:p>
        </text:list-item>
        <text:list-item>
          <text:p text:style-name="P220">“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20">“proportional” : an adaptive deterministic algorithm based on the contribution of each node to the overall mean task execution time</text:p>
        </text:list-item>
        <text:list-item>
          <text:p text:style-name="P22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2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6">For a detailed explanation of the load-balancing, its APIs and the predefined algorithms, please refer to the <text:a xlink:type="simple" xlink:href="http://www.jppf.org/doc/5.2/index.php?title=Load_Balancing" text:style-name="Internet_20_link" text:visited-style-name="Visited_20_Internet_20_Link"><text:span text:style-name="T13">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4">profile</text:span> = &lt;profile_name&gt;</text:p>
      <text:p text:style-name="Code_20_block"/>
      <text:p text:style-name="P157">jppf.load.balancing.<text:span text:style-name="T44">profile</text:span>.&lt;profile_name&gt;.&lt;parameter_1&gt; = &lt;value_1&gt;</text:p>
      <text:p text:style-name="Code_20_block">...</text:p>
      <text:p text:style-name="P157">jppf.load.balancing.<text:span text:style-name="T44">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4"/>
      <text:p text:style-name="P19">“autotuned” algorithm</text:p>
      <text:p text:style-name="P24"/>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3">profile</text:span> = autotuned_profile</text:p>
      <text:p text:style-name="P118"># "autotuned" profile</text:p>
      <text:p text:style-name="P156">jppf.load.balancing.<text:span text:style-name="T43">profile</text:span>.autotuned_profile.size = 5</text:p>
      <text:p text:style-name="P156">jppf.load.balancing.<text:span text:style-name="T43">profile</text:span>.autotuned_profile.minSamplesToAnalyse = 100</text:p>
      <text:p text:style-name="P156">jppf.load.balancing.<text:span text:style-name="T43">profile</text:span>.autotuned_profile.minSamplesToCheckConvergence = 50</text:p>
      <text:p text:style-name="P156">jppf.load.balancing.<text:span text:style-name="T43">profile</text:span>.autotuned_profile.maxDeviation = 0.2</text:p>
      <text:p text:style-name="P156">jppf.load.balancing.<text:span text:style-name="T43">profile</text:span>.autotuned_profile.maxGuessToStable = 50</text:p>
      <text:p text:style-name="P156">jppf.load.balancing.<text:span text:style-name="T43">profile</text:span>.autotuned_profile.sizeRatioDeviation = 1.5</text:p>
      <text:p text:style-name="P156">jppf.load.balancing.<text:span text:style-name="T43">profile</text:span>.autotuned_profile.decreaseRatio = 0.2</text:p>
      <text:p text:style-name="P19"/>
      <text:p text:style-name="P19">“proportional” algorithm</text:p>
      <text:p text:style-name="P24"/>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3">profile</text:span> = proportional_profile</text:p>
      <text:p text:style-name="P118"># "proportional" profile</text:p>
      <text:p text:style-name="P156">jppf.load.balancing.<text:span text:style-name="T43">profile</text:span>.proportional_profile.initialSize = 5</text:p>
      <text:p text:style-name="P156">jppf.load.balancing.<text:span text:style-name="T43">profile</text:span>.proportional_profile.performanceCacheSize = 1000</text:p>
      <text:p text:style-name="P156">jppf.load.balancing.<text:span text:style-name="T43">profile</text:span>.proportional_profile.proportionalityFactor = 1</text:p>
      <text:p text:style-name="P19"/>
      <text:p text:style-name="P19">“rl” algorithm</text:p>
      <text:p text:style-name="P24"/>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3">profile</text:span> = rl_profile</text:p>
      <text:p text:style-name="P118"># "rl" profile</text:p>
      <text:p text:style-name="P156">jppf.load.balancing.<text:span text:style-name="T43">profile</text:span>.rl_profile.performanceCacheSize = 3000</text:p>
      <text:p text:style-name="P156">jppf.load.balancing.<text:span text:style-name="T43">profile</text:span>.rl_profile.performanceVariationThreshold = 0.001</text:p>
      <text:p text:style-name="P44"/>
      <text:p text:style-name="P17">“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18"># means that multiplicator * nbThreads tasks will be sent to each node</text:p>
      <text:p text:style-name="P156">jppf.load.balancing.<text:span text:style-name="T43">profile</text:span>.nodethreads_profile.multiplicator = 1</text:p>
      <text:p text:style-name="P44"/>
      <text:list xml:id="list121137312933270" text:continue-list="list121139179551392" text:style-name="Outline">
        <text:list-item>
          <text:list>
            <text:list-item>
              <text:list>
                <text:list-item>
                  <text:h text:style-name="P25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21138615643716" text:continue-list="list121139058738312" text:style-name="List_20_1">
        <text:list-item>
          <text:p text:style-name="P215">location of jppf configuration (<text:span text:style-name="Code_20_char">-Djppf.config</text:span> or <text:span text:style-name="Code_20_char">-Djppf.config.plugin</text:span>)</text:p>
        </text:list-item>
        <text:list-item>
          <text:p text:style-name="P215">current directory</text:p>
        </text:list-item>
        <text:list-item>
          <text:p text:style-name="P215">environment variables</text:p>
        </text:list-item>
        <text:list-item>
          <text:p text:style-name="P215">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6">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7">If a classpath element contains one or more spaces, the path(s) if defines must be surrounded with double quotes:</text:p>
      <text:p text:style-name="P117"/>
      <text:p text:style-name="Code_20_block">jppf.jvm.options = -Xmx512m -cp <text:span text:style-name="T122">"</text:span>dir with spaces/myJar1.jar<text:span text:style-name="T122">"</text:span> -cp NoSpaces/m<text:span text:style-name="T122">y</text:span>Jar2.jar</text:p>
      <text:list xml:id="list121139162563255" text:continue-list="list121137312933270"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21137474749928" text:continue-list="list121138615643716" text:style-name="List_20_1">
        <text:list-item>
          <text:p text:style-name="P220">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20">for the same reason, the SSL configuration does not apply to a local node</text:p>
        </text:list-item>
      </text:list>
      <text:list xml:id="list121137159416974" text:continue-list="list12113916256325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21138796725068" text:continue-list="list121137474749928" text:style-name="List_20_1">
        <text:list-item>
          <text:p text:style-name="P220">the node establishes a specific connection to the server, dedicated to failure detection</text:p>
        </text:list-item>
        <text:list-item>
          <text:p text:style-name="P220">at connection time, a handshake protocol takes place, where the node communicates a unique id (UUID) to the server, that can be correlated to other connections for this node (i.e. job server and distributed class loader)</text:p>
        </text:list-item>
        <text:list-item>
          <text:p text:style-name="P220">at regular intervals (heartbeats), the server will send a very short message to the node, which it expects the node to acknowledge by sending a short response of its own</text:p>
        </text:list-item>
        <text:list-item>
          <text:p text:style-name="P22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1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2">s</text:span> <text:span text:style-name="T92">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2">s</text:span> <text:span text:style-name="T92">to</text:span> 22222.</text:p>
      <text:p text:style-name="Code_20_block">jppf.recovery.server.port = 22222</text:p>
      <text:p text:style-name="P140"># Interval in milliseconds between two runs of the connection reaper.</text:p>
      <text:p text:style-name="P140"># Default<text:span text:style-name="T92">s</text:span> <text:span text:style-name="T92">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3"><text:span text:style-name="T24">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6">serverReaperInterval &lt; nodeMaxRetries * nodeTimeout</text:span></text:span></text:p>
      <text:p text:style-name="P214">This rule applies between any server and node, as well as between any two servers if you enabled communication between servers in your configuration.</text:p>
      <text:p text:style-name="Standard"/>
      <text:p text:style-name="Standard"><text:span text:style-name="T20">Note</text:span>: <text:span text:style-name="T1">if server discovery is active for a node, then the port number specified for the driver will override the one specified in the node's configuration</text:span>.</text:p>
      <text:list xml:id="list121137274945926" text:continue-list="list121137159416974"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21137247186104" text:continue-numbering="true" text:style-name="Outline">
        <text:list-item>
          <text:list>
            <text:list-item>
              <text:list>
                <text:list-item>
                  <text:h text:style-name="P239"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7">jppf.redirect.out = /some/path/someFile.out.log</text:p>
      <text:p text:style-name="P125"># whether to append to an existing file or to create a new one</text:p>
      <text:p text:style-name="P167">jppf.redirect.out.append = false</text:p>
      <text:p text:style-name="P167"/>
      <text:p text:style-name="P125"># file on the file system where System.err is redirected</text:p>
      <text:p text:style-name="P167">jppf.redirect.err = /some/path/someFile.err.log</text:p>
      <text:p text:style-name="P125"># whether to append to an existing file or to create a new one</text:p>
      <text:p text:style-name="P167">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121138484635223" text:continue-numbering="true" text:style-name="Outline">
        <text:list-item>
          <text:list>
            <text:list-item>
              <text:list>
                <text:list-item>
                  <text:h text:style-name="P240" text:outline-level="3">Resolution of the <text:span text:style-name="T92">nodes</text:span> IP addresses</text:h>
                </text:list-item>
              </text:list>
            </text:list-item>
          </text:list>
        </text:list-item>
      </text:list>
      <text:p text:style-name="P97">You can switch on or off the DNS name resolution for the <text:span text:style-name="T92">nodes</text:span> connect<text:span text:style-name="T92">ing to this driver</text:span>, with the following property:</text:p>
      <text:p text:style-name="P97"/>
      <text:p text:style-name="P140"># whether to resolve the <text:span text:style-name="T92">nodes</text:span>' ip addresses into host names</text:p>
      <text:p text:style-name="P140"><text:span text:style-name="T91"># d</text:span>efaults to true (resolve the addresses)</text:p>
      <text:p text:style-name="P189">org.jppf.resolve.addresses = true</text:p>
      <text:p text:style-name="P97"/>
      <text:list xml:id="list121138625320978" text:continue-numbering="true" text:style-name="Outline">
        <text:list-item>
          <text:list>
            <text:list-item>
              <text:h text:style-name="P233"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5.2/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3">The equivalent patterns in CIDR notation would be:</text:p>
      <text:p text:style-name="P83"/>
      <text:p text:style-name="P179">jppf.discovery.include.ipv4 = 192.168.1.<text:span text:style-name="T81">0/24</text:span></text:p>
      <text:p text:style-name="P179">jppf.discovery.exclude.ipv4 = 192.168.1.<text:span text:style-name="T82">128/25</text:span></text:p>
      <text:p text:style-name="P82"/>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80">jppf.discovery.include.ipv4 = 192.168.1.-<text:span text:style-name="T81">127</text:span></text:p>
      <text:p text:style-name="P84"/>
      <text:p text:style-name="P86">or, in CIDR notation:</text:p>
      <text:p text:style-name="P86"/>
      <text:p text:style-name="P181">jppf.discovery.include.ipv4 = 192.168.1.0<text:span text:style-name="T81">/25</text:span></text:p>
      <text:p text:style-name="P85"/>
      <text:list xml:id="list121137496194912" text:continue-numbering="true" text:style-name="Outline">
        <text:list-item>
          <text:list>
            <text:list-item>
              <text:list>
                <text:list-item>
                  <text:h text:style-name="P253"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12113725000866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121137626893140"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121138945453677" text:continue-list="list121138796725068" text:style-name="List_20_1">
        <text:list-item>
          <text:p text:style-name="P22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6">during this maximum time, it will make multiple attempts to connect to the same driver. This covers the case when the driver is restarted in the mean time.</text:p>
        </text:list-item>
        <text:list-item>
          <text:p text:style-name="P226">after this maximum time has elapsed, it will attempt to auto-discover another driver, during a maximum time, specified via the configuration property "<text:span text:style-name="Code_20_char">jppf.discovery.timeout</text:span>" (in milliseconds)</text:p>
        </text:list-item>
        <text:list-item>
          <text:p text:style-name="P226">if the node still fails to reconnect after this timeout has expired, it will fall back to the driver manually specified in the node's configuration file</text:p>
        </text:list-item>
        <text:list-item>
          <text:p text:style-name="P226">the cycle starts again</text:p>
        </text:list-item>
      </text:list>
      <text:list xml:id="list121138734139973" text:continue-list="list121137626893140"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121137243380695" text:continue-list="list121138945453677" text:style-name="List_20_1">
        <text:list-item>
          <text:p text:style-name="P220">the node establishes a specific connection to the server, dedicated to failure detection</text:p>
        </text:list-item>
        <text:list-item>
          <text:p text:style-name="P220">at connection time, a handshake takes place, where the node communicates a unique id (UUID) to the server</text:p>
        </text:list-item>
        <text:list-item>
          <text:p text:style-name="P220">the node will then attempt to get a message from the server (“check” message).</text:p>
        </text:list-item>
        <text:list-item>
          <text:p text:style-name="P22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P3"><text:span text:style-name="T24">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162"><text:span text:style-name="Code_20_char"><text:span text:style-name="T36">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20">Note</text:span>: <text:span text:style-name="T1">if server discovery is active for a node, then the port number specified for the driver will override the one specified in the node's configuration</text:span>.</text:p>
      <text:list xml:id="list121138434605862" text:continue-list="list121138734139973"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121138647841700" text:continue-numbering="true" text:style-name="Outline">
        <text:list-item>
          <text:list>
            <text:list-item>
              <text:list>
                <text:list-item>
                  <text:h text:style-name="Heading_20_3" text:outline-level="3">Node process configuration</text:h>
                </text:list-item>
              </text:list>
            </text:list-item>
          </text:list>
        </text:list-item>
      </text:list>
      <text:p text:style-name="P208">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121137349698287"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21138646960028" text:continue-list="list121137243380695" text:style-name="List_20_1">
        <text:list-item>
          <text:p text:style-name="P220">if too many classes are loaded, the space reserved to the class definitions (permanent generation in Oracle JDK) will fill up and cause an “OutOfMemoryError: PermGen space”</text:p>
        </text:list-item>
        <text:list-item>
          <text:p text:style-name="P22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21137729614740" text:continue-list="list121137349698287" text:style-name="Outline">
        <text:list-item>
          <text:list>
            <text:list-item>
              <text:list>
                <text:list-item>
                  <text:h text:style-name="P241"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30"/>
      <text:p text:style-name="P163"><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55">jppf.resource.cache.<text:span text:style-name="T60">enabled</text:span> = <text:span text:style-name="T60">true</text:span></text:p>
      <text:p text:style-name="P163"><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54">jppf.resource.cache.storage = file</text:p>
      <text:p text:style-name="P121"># root location of the file-persisted caches</text:p>
      <text:p text:style-name="P153">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12113821400637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21138614661066" text:continue-numbering="true" text:style-name="Outline">
        <text:list-item>
          <text:list>
            <text:list-item>
              <text:list>
                <text:list-item>
                  <text:h text:style-name="P242" text:outline-level="3">Offline mode</text:h>
                </text:list-item>
              </text:list>
            </text:list-item>
          </text:list>
        </text:list-item>
      </text:list>
      <text:p text:style-name="P41"><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5">Deployment </text:span><text:span text:style-name="T16">and run </text:span><text:span text:style-name="T15">modes &gt; Offline nodes</text:span><text:span text:style-name="T52">.</text:span></text:p>
      <text:p text:style-name="P43"/>
      <text:p text:style-name="P43">To turn on the offline mode:</text:p>
      <text:p text:style-name="P41"/>
      <text:p text:style-name="P124"># set the offline mode (false by default)</text:p>
      <text:p text:style-name="P166">jppf.node.offline = true</text:p>
      <text:p text:style-name="P42"/>
      <text:list xml:id="list121138315541726" text:continue-numbering="true" text:style-name="Outline">
        <text:list-item>
          <text:list>
            <text:list-item>
              <text:list>
                <text:list-item>
                  <text:h text:style-name="P255"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6"># file on the file system where System.out is redirected</text:p>
      <text:p text:style-name="P168">jppf.redirect.out = /some/path/someFile.out.log</text:p>
      <text:p text:style-name="P126"># whether to append to an existing file or to create a new one</text:p>
      <text:p text:style-name="P168">jppf.redirect.out.append = false</text:p>
      <text:p text:style-name="P168"/>
      <text:p text:style-name="P126"># file on the file system where System.err is redirected</text:p>
      <text:p text:style-name="P168">jppf.redirect.err = /some/path/someFile.err.log</text:p>
      <text:p text:style-name="P126"># whether to append to an existing file or to create a new one</text:p>
      <text:p text:style-name="P168">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121138662709012"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3">l</text:span> run a node, by specifying the full path to the Java executable with the following property:</text:p>
      <text:p text:style-name="P112"/>
      <text:p text:style-name="P118"># <text:span text:style-name="T112">Full path to the java executable</text:span></text:p>
      <text:p text:style-name="P199">jppf.java.path = <text:span text:style-name="T112">&lt;path_to_</text:span>java_<text:span text:style-name="T112">executable&gt;</text:span></text:p>
      <text:p text:style-name="P149"># Linux example</text:p>
      <text:p text:style-name="P199">jppf.java.path = /<text:span text:style-name="T112">opt/jdk1.8.0/bin/java</text:span></text:p>
      <text:p text:style-name="P149"># Windows example</text:p>
      <text:p text:style-name="P200">jppf.java.path = C:/java/jdk1.7.0/bin/java.exe</text:p>
      <text:p text:style-name="P90"/>
      <text:p text:style-name="P113">This property is used in several situations:</text:p>
      <text:p text:style-name="P113"/>
      <text:list xml:id="list121137579722718" text:continue-list="list121138646960028" text:style-name="List_20_1">
        <text:list-item>
          <text:p text:style-name="P227">by the shell script from the node distribution that launches the node (startNode.sh or startNode.bat)</text:p>
        </text:list-item>
        <text:list-item>
          <text:p text:style-name="P227">by slave nodes when the property is specified as a configuration override, allowing to start a slave node with a different JVM than its master's</text:p>
        </text:list-item>
        <text:list-item>
          <text:p text:style-name="P227">when a node is restarted with one of the <text:a xlink:type="simple" xlink:href="http://www.jppf.org/javadoc/5.2/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121138543884039" text:continue-list="list121138662709012" text:style-name="Outline">
        <text:list-item>
          <text:list>
            <text:list-item>
              <text:h text:style-name="P233"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75"><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6">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7"><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8"/>
      <text:p text:style-name="P128"># priority assigned to all auto-discovered connections; defaults to 0</text:p>
      <text:p text:style-name="P128"># this is equivalent to "&lt;driver_name&gt;.jppf.priority" in manual network configuration</text:p>
      <text:p text:style-name="P170">jppf.discovery.priority = 10</text:p>
      <text:p text:style-name="P26"/>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121138254901187" text:continue-numbering="true" text:style-name="Outline">
        <text:list-item>
          <text:list>
            <text:list-item>
              <text:list>
                <text:list-item>
                  <text:h text:style-name="P25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2"># JMX connection pool size, defaults to 1</text:p>
      <text:p text:style-name="P188">driver-1.jppf.jmx.pool.size = 1</text:p>
      <text:p text:style-name="P18"/>
      <text:p text:style-name="P17">Priority</text:p>
      <text:p text:style-name="Standard"/>
      <text:p text:style-name="P118">#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121138543511880"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3">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121138813733095" text:continue-numbering="true" text:style-name="Outline">
        <text:list-item>
          <text:list>
            <text:list-item>
              <text:list>
                <text:list-item>
                  <text:h text:style-name="P252" text:outline-level="3"><text:soft-page-break/>Load-balancing and failover of server connection pools</text:h>
                </text:list-item>
              </text:list>
            </text:list-item>
          </text:list>
        </text:list-item>
      </text:list>
      <text:p text:style-name="P230">Connection pools can be organized in any combination of two modes, using the priority attribute of each pool:</text:p>
      <text:p text:style-name="P230"/>
      <text:p text:style-name="P230"><text:span text:style-name="T20">Load-balancing mode</text:span> occurs when the connection pools have the same priority. In this case, the JPPF client will balance the jobs between the connections of the pools, according to the load-balancer settings. Example configuration:</text:p>
      <text:p text:style-name="P229"/>
      <text:p text:style-name="Code_20_block">jppf.drivers = driver-1 driver-2</text:p>
      <text:p text:style-name="Code_20_block"/>
      <text:p text:style-name="Code_20_block">driver-1.jppf.server.host = my.host1.com</text:p>
      <text:p text:style-name="Code_20_block">driver-1.jppf.server.port = 11111</text:p>
      <text:p text:style-name="Code_20_block">driver-1.jppf.priority = 20</text:p>
      <text:p text:style-name="Code_20_block"/>
      <text:p text:style-name="Code_20_block">driver-2.jppf.server.host = my.host2.com</text:p>
      <text:p text:style-name="Code_20_block">driver-2.jppf.server.port = 11111</text:p>
      <text:p text:style-name="Code_20_block">driver-2.jppf.priority = 20</text:p>
      <text:p text:style-name="P230"/>
      <text:p text:style-name="P230"><text:span text:style-name="T20">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230"/>
      <text:p text:style-name="Code_20_block">jppf.drivers = primary-pool secondary-pool</text:p>
      <text:p text:style-name="Code_20_block"/>
      <text:p text:style-name="Code_20_block">primary-pool.jppf.server.host = my.host1.com</text:p>
      <text:p text:style-name="Code_20_block">primary-pool.jppf.server.port = 11111</text:p>
      <text:p text:style-name="Code_20_block">primary-pool.jppf.priority = 20</text:p>
      <text:p text:style-name="Code_20_block"/>
      <text:p text:style-name="Code_20_block">secondary-pool.jppf.server.host = my.host2.com</text:p>
      <text:p text:style-name="Code_20_block">secondary-pool.jppf.server.port = 11111</text:p>
      <text:p text:style-name="Code_20_block">secondary-pool.jppf.priority = 10</text:p>
      <text:p text:style-name="P230"/>
      <text:p text:style-name="P230">You can also combine load-balancing and failover modes, since there is no limit to the number of connection pools you can define. For example:</text:p>
      <text:p text:style-name="P230"/>
      <text:p text:style-name="Code_20_block">jppf.drivers = primary-pool-1 primary-pool-2 secondary-pool-1 secondary-pool-2</text:p>
      <text:p text:style-name="Code_20_block"/>
      <text:p text:style-name="Code_20_block">primary-pool-1.jppf.server.host = my.host1.com</text:p>
      <text:p text:style-name="Code_20_block">primary-pool-1.jppf.server.port = 11111</text:p>
      <text:p text:style-name="Code_20_block">primary-pool-1.jppf.priority = 20</text:p>
      <text:p text:style-name="Code_20_block"/>
      <text:p text:style-name="Code_20_block">primary-pool-2.jppf.server.host = my.host2.com</text:p>
      <text:p text:style-name="Code_20_block">primary-pool-2.jppf.server.port = 11111</text:p>
      <text:p text:style-name="Code_20_block">primary-pool-2.jppf.priority = 20</text:p>
      <text:p text:style-name="Code_20_block"/>
      <text:p text:style-name="Code_20_block">secondary-pool-1.jppf.server.host = my.host3.com</text:p>
      <text:p text:style-name="Code_20_block">secondary-pool-1.jppf.server.port = 11111</text:p>
      <text:p text:style-name="Code_20_block">secondary-pool-1.jppf.priority = 10</text:p>
      <text:p text:style-name="Code_20_block"/>
      <text:p text:style-name="Code_20_block">secondary-pool-2.jppf.server.host = my.host4.com</text:p>
      <text:p text:style-name="Code_20_block">secondary-pool-2.jppf.server.port = 11111</text:p>
      <text:p text:style-name="Code_20_block">secondary-pool-2.jppf.priority = 10</text:p>
      <text:list xml:id="list12113870215073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p text:style-name="P1"/>
      <text:p text:style-name="P1"/>
      <text:list xml:id="list121137805821314" text:continue-numbering="true" text:style-name="Outline">
        <text:list-item>
          <text:list>
            <text:list-item>
              <text:list>
                <text:list-item>
                  <text:h text:style-name="P25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4"/>
      <text:p text:style-name="P25"><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7"/>
      <text:p text:style-name="P127"># priority assigned to the local executor; defaults to 0</text:p>
      <text:p text:style-name="P127"># this is equivalent to "&lt;driver_name&gt;.jppf.priority" in manual network configuration</text:p>
      <text:p text:style-name="P169">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p text:style-name="Standard"/>
      <text:p text:style-name="P231"><text:span text:style-name="T27">Important note:</text:span><text:span text:style-name="T126"> </text:span><text:span text:style-name="T12">when remote execution is disabled with </text:span><text:span text:style-name="Code_20_char"><text:span text:style-name="T12">jppf.remote.execution.enabled = false</text:span></text:span><text:span text:style-name="T12">, neither </text:span><text:a xlink:type="simple" xlink:href="#1.6.1.Server discovery in the client|outline" text:style-name="Internet_20_link" text:visited-style-name="Visited_20_Internet_20_Link"><text:span text:style-name="T12">automatic server discovery</text:span></text:a><text:span text:style-name="T12"> nor </text:span><text:a xlink:type="simple" xlink:href="#1.6.2.Manual network configuration|outline" text:style-name="Internet_20_link" text:visited-style-name="Visited_20_Internet_20_Link"><text:span text:style-name="T12">manual network configuration</text:span></text:a><text:span text:style-name="T12"> settings will have any effect anymore. In effect, this property allows to completely disable the built-in server discovery mechanisms (auto discovery and manual configuration), while still allowing optional </text:span><text:a xlink:type="simple" xlink:href="http://www.jppf.org/doc/5.2/index.php?title=Custom_discovery_of_remote_drivers" text:style-name="Internet_20_link" text:visited-style-name="Visited_20_Internet_20_Link"><text:span text:style-name="T12">custom discovery mechanisms</text:span></text:a><text:span text:style-name="T12"> to work</text:span><text:span text:style-name="T126">.</text:span></text:p>
      <text:list xml:id="list121138933397258" text:continue-numbering="true" text:style-name="Outline">
        <text:list-item>
          <text:list>
            <text:list-item>
              <text:list>
                <text:list-item>
                  <text:h text:style-name="P25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9">manual</text:span></text:p>
      <text:p text:style-name="P118"># name of the set of parameter values (aka profile) to use for the algorithm</text:p>
      <text:p text:style-name="Code_20_block">jppf.load.balancing.<text:span text:style-name="T50">profile</text:span> = <text:span text:style-name="T88">jppf</text:span></text:p>
      <text:p text:style-name="P118"># "<text:span text:style-name="T90">jppf</text:span>" profile</text:p>
      <text:p text:style-name="P160">jppf.load.balancing.<text:span text:style-name="T50">profile</text:span>.<text:span text:style-name="T88">jppf</text:span>.<text:span text:style-name="T88">s</text:span>ize = <text:span text:style-name="T88">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21139212203809"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41"># whether to resolve the drivers' ip addresses into host names</text:p>
      <text:p text:style-name="P141"><text:span text:style-name="T91"># d</text:span>efaults to true (resolve the addresses)</text:p>
      <text:p text:style-name="Code_20_block">org.jppf.resolve.addresses = true</text:p>
      <text:list xml:id="list121137299473624" text:continue-numbering="true" text:style-name="Outline">
        <text:list-item>
          <text:list>
            <text:list-item>
              <text:list>
                <text:list-item>
                  <text:h text:style-name="P243" text:outline-level="3"><text:soft-page-break/>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3">jppf.admin.refresh.interval.stats = 1000</text:p>
      <text:p text:style-name="P173"/>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3">jppf.admin.refresh.interval.topology = 1000</text:p>
      <text:p text:style-name="P173"/>
      <text:p text:style-name="P130"># refresh interval for the JVM health panel in millis; defaults to <text:span text:style-name="T87">1</text:span>000</text:p>
      <text:p text:style-name="P130"># this is the interval between 2 successive runs of the task that refreshes</text:p>
      <text:p text:style-name="P130"># the JVM health via JMX requests</text:p>
      <text:p text:style-name="P173">jppf.admin.refresh.interval.health = <text:span text:style-name="T87">1</text:span>000</text:p>
      <text:p text:style-name="P173"/>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3">jppf.gui.publish.period = 1000</text:p>
      <text:p text:style-name="P174"/>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3">jppf.gui.publish.mode = immediate_notifications</text:p>
      <text:list xml:id="list121138792795957"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8"># Whether to display the animated splash screen at console startup, defaults to false</text:p>
      <text:p text:style-name="Code_20_block">jppf.ui.splash = true</text:p>
      <text:p text:style-name="P118"># The fixed text displayed at center of the window</text:p>
      <text:p text:style-name="P207">jppf.ui.splash.message = The JPPF Admin Console is starting ...</text:p>
      <text:p text:style-name="P151"># The message's font color, expressed as an rgb or rgba value. If alpha is not</text:p>
      <text:p text:style-name="P118"># specified, it is assumed to be 255 (fully opaque).</text:p>
      <text:p text:style-name="P118"># Examples: 255, 233, 127 (opaque) | 255, 233, 127, 128 (semi-transparent<text:span text:style-name="T125">)</text:span></text:p>
      <text:p text:style-name="Code_20_block">jppf.ui.splash.message.color = 64, 64, 128</text:p>
      <text:p text:style-name="P152"># <text:span text:style-name="T114">One or more </text:span>paths to the images displayed in a rolling sequence (like a slide show)</text:p>
      <text:p text:style-name="P118">#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5">5</text:span>00</text:p>
      <text:p text:style-name="P76"/>
      <text:p text:style-name="P76"/>
      <text:list xml:id="list121138209538133" text:continue-numbering="true" text:style-name="Outline">
        <text:list-item>
          <text:list>
            <text:list-item>
              <text:h text:style-name="P235" text:outline-level="2">Common configuration properties</text:h>
              <text:list>
                <text:list-item>
                  <text:h text:style-name="P244"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21138746977049" text:continue-numbering="true" text:style-name="Outline">
        <text:list-item>
          <text:list>
            <text:list-item>
              <text:list>
                <text:list-item>
                  <text:h text:style-name="P245" text:outline-level="3"><text:span text:style-name="T76">Socket connections r</text:span>ecovery and failover</text:h>
                </text:list-item>
              </text:list>
            </text:list-item>
          </text:list>
        </text:list-item>
      </text:list>
      <text:p text:style-name="P8">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8"/>
      <text:p text:style-name="P177"><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77"><text:span text:style-name="T55">jppf.</text:span>reconnect.max.time = 60<text:line-break/><text:span text:style-name="T28"># time between two connection attempts, in seconds</text:span><text:line-break/><text:span text:style-name="T55">jppf.</text:span>reconnect.interval = 1</text:p>
      <text:p text:style-name="P27"/>
      <text:p text:style-name="P80">With these values, we have configured the recovery mechanism such that it will attempt to reconnect to the server after a <text:span text:style-name="T98">0</text:span> second delay, for 60 seconds and with connection attemps at 1 second intervals.</text:p>
      <text:list xml:id="list121137668778256" text:continue-numbering="true" text:style-name="Outline">
        <text:list-item>
          <text:list>
            <text:list-item>
              <text:list>
                <text:list-item>
                  <text:h text:style-name="P246"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4"># Timeout in millis for JMX requests. Defaults to Long.MAX_VALUE (2^63 - 1)</text:p>
      <text:p text:style-name="P192">jppf.jmx.request.timeout = $script{ java.lang.Long.MAX_VALUE }$</text:p>
      <text:list xml:id="list121138512486783" text:continue-numbering="true" text:style-name="Outline">
        <text:list-item>
          <text:list>
            <text:list-item>
              <text:list>
                <text:list-item>
                  <text:h text:style-name="P247"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8">jppf.socket.buffer.size = 65536</text:p>
      <text:p text:style-name="P133"/>
      <text:p text:style-name="P133"># Size of temporary buffers (including direct buffers) used in I/O transfers</text:p>
      <text:p text:style-name="P133"># Defaults to 32768 and must be in range [1024, 1024*1024]</text:p>
      <text:p text:style-name="P178">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8">jppf.temp.buffer.pool.size = 200</text:p>
      <text:p text:style-name="P133"/>
      <text:p text:style-name="P133"># Size of temporary buffer pool for reading lengths as ints (size of each buffer is 4)</text:p>
      <text:p text:style-name="P133"># Defaults to 100 and must be in range [1, 2048]</text:p>
      <text:p text:style-name="P178">jppf.length.buffer.pool.size = 100</text:p>
      <text:p text:style-name="P79"/>
      <text:p text:style-name="P79"/>
      <text:list xml:id="list121138633883399" text:continue-numbering="true" text:style-name="Outline">
        <text:list-item>
          <text:list>
            <text:list-item>
              <text:h text:style-name="P236" text:outline-level="2">Putting it all together</text:h>
            </text:list-item>
          </text:list>
        </text:list-item>
      </text:list>
      <text:p text:style-name="P62"/>
      <text:p text:style-name="P5"><text:span text:style-name="T64">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21138887596816" text:continue-numbering="true" text:style-name="Outline">
        <text:list-item>
          <text:list>
            <text:list-item>
              <text:list>
                <text:list-item>
                  <text:h text:style-name="P248"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B1DF9215F848191A.gif" xlink:type="simple" xlink:show="embed" xlink:actuate="onLoad"/></draw:frame></text:p>
      <text:p text:style-name="P63">Let's state plainly the components involved and their relationships:</text:p>
      <text:list xml:id="list121138500963888" text:continue-list="list121137579722718" text:style-name="List_20_1">
        <text:list-item>
          <text:p text:style-name="P228">there are one client, two servers (server1 and server2) and two nodes (node1 and node2)</text:p>
        </text:list-item>
        <text:list-item>
          <text:p text:style-name="P228">the client is connected to both servers</text:p>
        </text:list-item>
        <text:list-item>
          <text:p text:style-name="P228">each server is connected to the other server</text:p>
        </text:list-item>
        <text:list-item>
          <text:p text:style-name="P228">node1 is connected to server1</text:p>
        </text:list-item>
        <text:list-item>
          <text:p text:style-name="P228">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21138840232784" text:continue-list="list121138887596816" text:style-name="Outline">
        <text:list-item>
          <text:list>
            <text:list-item>
              <text:list>
                <text:list-item>
                  <text:h text:style-name="P249"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5136230EEBE7B611.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121138505611447" text:continue-numbering="true" text:style-name="Outline">
        <text:list-item>
          <text:list>
            <text:list-item>
              <text:list>
                <text:list-item>
                  <text:h text:style-name="P250"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527C0730B09C9A9B.gif" xlink:type="simple" xlink:show="embed" xlink:actuate="onLoad"/></draw:frame></text:p>
      <text:p text:style-name="P65"/>
      <text:list xml:id="list121139218992612" text:continue-numbering="true" text:style-name="Outline">
        <text:list-item>
          <text:list>
            <text:list-item>
              <text:h text:style-name="P233"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2113914490910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18"># Enable SSL <text:span text:style-name="T85">for auto-dsicovered drivers</text:span>. Default value is false (disabled).</text:p>
      <text:p text:style-name="P118">#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8"># disable discovery</text:p>
      <text:p text:style-name="P183">jppf.discovery.enabled = false</text:p>
      <text:p text:style-name="P138"># mnaually specifiy two drivers</text:p>
      <text:p text:style-name="P183">jppf.drivers = driver1 driver2</text:p>
      <text:p text:style-name="P184"/>
      <text:p text:style-name="P139"># define secure connectivity to driver1</text:p>
      <text:p text:style-name="P183">driver1.jppf.server.host = secure_host</text:p>
      <text:p text:style-name="P183">driver1.jppf.server.port = 11443</text:p>
      <text:p text:style-name="P138"># secure connections are made to this driver</text:p>
      <text:p text:style-name="P185">driver1.jppf.ssl.enabled = true</text:p>
      <text:p text:style-name="P184"/>
      <text:p text:style-name="P139"># define non-secure connectivity to driver2</text:p>
      <text:p text:style-name="P183">driver2.jppf.server.host = non_secure_host</text:p>
      <text:p text:style-name="P183">driver2.jppf.server.port = 11111</text:p>
      <text:p text:style-name="P138"># the default value is false and needs not be specified</text:p>
      <text:p text:style-name="P138">#driver2.jppf.ssl.enabled = false</text:p>
      <text:list xml:id="list121138699903906" text:continue-numbering="true" text:style-name="Outline">
        <text:list-item>
          <text:list>
            <text:list-item>
              <text:list>
                <text:list-item>
                  <text:list>
                    <text:list-item>
                      <text:h text:style-name="P256"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7"># Enable SSL. Default value is false (disabled).</text:p>
      <text:p text:style-name="P137"># If enabled, only SSL/TLS connections are established</text:p>
      <text:p text:style-name="P182">jppf.ssl.enabled = true</text:p>
      <text:p text:style-name="P11"/>
      <text:p text:style-name="P13">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12113895796368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10"/>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20">-1</text:span></text:p>
      <text:p text:style-name="P118">#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12113856889182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21138004826297"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2113756507439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5.2/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2113861166176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2113901941220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2113895110873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2113917724375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2113783984337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12113922383883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21139166442384"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121138033266595" text:continue-numbering="true" text:style-name="Outline">
        <text:list-item>
          <text:list>
            <text:list-item>
              <text:list>
                <text:list-item>
                  <text:list>
                    <text:list-item>
                      <text:h text:style-name="P257"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2"># specify that a separate trust store must be used for client certificates</text:p>
      <text:p text:style-name="P161"><text:span text:style-name="T38">jppf.ssl.client.distinct.truststore = true</text:span><text:span text:style-name="T28"> <text:s/></text:span></text:p>
      <text:p text:style-name="P123"><text:s text:c="2"/></text:p>
      <text:p text:style-name="P161"><text:span text:style-name="T28"># path to the </text:span><text:span text:style-name="T31">client </text:span><text:span text:style-name="T28">trust store on the file system</text:span></text:p>
      <text:p text:style-name="P161">jppf.ssl.<text:span text:style-name="T51">client</text:span>.truststore.file = config/ssl/truststore_<text:span text:style-name="T51">cli</text:span>.ks</text:p>
      <text:p text:style-name="P123"># an implementation of Callable&lt;InputStream&gt; with optional space-separated arguments</text:p>
      <text:p text:style-name="P161">jppf.ssl.<text:span text:style-name="T51">client</text:span>.truststore.source = o.j.s.FileStoreSource config/ssl/truststore_<text:span text:style-name="T51">cli.</text:span>ks</text:p>
      <text:p text:style-name="P161"/>
      <text:p text:style-name="P123"># keystore password in clear text</text:p>
      <text:p text:style-name="P161">jppf.ssl.<text:span text:style-name="T51">client</text:span>.truststore.password = password</text:p>
      <text:p text:style-name="P123"># keystore password from an arbitrary source</text:p>
      <text:p text:style-name="P123"># the source is an implementation of Callable&lt;char[]&gt; with opptional parameters</text:p>
      <text:p text:style-name="P191">jppf.ssl.client.truststore.password.source = org.jppf.ssl.PlainTextPassword password</text:p>
      <text:p text:style-name="P143"/>
      <text:p text:style-name="P143"># the format to use for the <text:span text:style-name="T96">client </text:span>trust store. When unspecified, it defaults to</text:p>
      <text:p text:style-name="P143"># <text:span text:style-name="T96">the </text:span>value of KeyStore.getDefaultType(). For instance on the Oracle JVM it will</text:p>
      <text:p text:style-name="P143"># be 'JKS', on Android's Dalvik it will be BKS, etc. </text:p>
      <text:p text:style-name="P191">jppf.ssl.<text:span text:style-name="T96">client</text:span>.truststore.type = JKS</text:p>
      <text:p text:style-name="P40"/>
      <text:p text:style-name="P39">In this configuration, a client will not be able to authenticate with the server if it uses <text:span text:style-name="T97">a copy of </text:span>the <text:span text:style-name="T97">node's</text:span> keystore, <text:span text:style-name="T97">even if it uses the correct</text:span> password.</text:p>
      <text:list xml:id="list121137448338991"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5">key store format</text:span></text:p>
      <text:p text:style-name="P190">jppf.ssl.keystore.<text:span text:style-name="T95">type</text:span> = <text:span text:style-name="T95">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5">trust store format</text:span></text:p>
      <text:p text:style-name="P190">jppf.ssl.<text:span text:style-name="T95">trust</text:span>store.<text:span text:style-name="T95">type</text:span> = <text:span text:style-name="T95">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5"/>
      <text:list xml:id="list121138289199919" text:continue-numbering="true" text:style-name="Outline">
        <text:list-item>
          <text:list>
            <text:list-item>
              <text:h text:style-name="P237"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5.2/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5.2/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5.2/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5"/>
      <text:p text:style-name="P15">Here is a summary of the API provided by <text:span text:style-name="Code_20_char">TypedProperties</text:span>:</text:p>
      <text:p text:style-name="P15"/>
      <text:p text:style-name="P194">public class TypedProperties extends Properties {</text:p>
      <text:p text:style-name="P194"><text:s text:c="2"/><text:span text:style-name="T28">// constructors</text:span></text:p>
      <text:p text:style-name="P194"><text:s text:c="2"/>public TypedProperties()</text:p>
      <text:p text:style-name="P194"><text:s text:c="2"/><text:span text:style-name="T28">// initialize with existing key/value pairs from a map</text:span></text:p>
      <text:p text:style-name="P194"><text:s text:c="2"/>public TypedProperties(Map&lt;Object, Object&gt; map)</text:p>
      <text:p text:style-name="P194"><text:s text:c="2"/><text:span text:style-name="T28">// string properties</text:span></text:p>
      <text:p text:style-name="P194"><text:s text:c="2"/>public String getString(String key)</text:p>
      <text:p text:style-name="P194"><text:s text:c="2"/>public String getString(String key, String defValue)</text:p>
      <text:p text:style-name="P194"><text:s text:c="2"/>public TypedProperties<text:span text:style-name="T102"> s</text:span>etString(String key, <text:span text:style-name="T102">String value</text:span>)</text:p>
      <text:p text:style-name="P194"><text:s text:c="2"/><text:span text:style-name="T28">// int properties</text:span></text:p>
      <text:p text:style-name="P194"><text:s text:c="2"/>public int getInt(String key)</text:p>
      <text:p text:style-name="P194"><text:s text:c="2"/>public int getInt(String key, int defValue)</text:p>
      <text:p text:style-name="P194"><text:s text:c="2"/>public TypedProperties <text:span text:style-name="T102">s</text:span>etInt(String key, <text:span text:style-name="T102">int value</text:span>)</text:p>
      <text:p text:style-name="P194"><text:s text:c="2"/><text:span text:style-name="T28">// long properties</text:span></text:p>
      <text:p text:style-name="P194"><text:s text:c="2"/>public long getLong(String key)</text:p>
      <text:p text:style-name="P194"><text:s text:c="2"/>public long getLong(String key, long defValue)</text:p>
      <text:p text:style-name="P194"><text:s text:c="2"/>public TypedProperties <text:span text:style-name="T102">s</text:span>etLong(String key, <text:span text:style-name="T102">long value</text:span>)</text:p>
      <text:p text:style-name="P194"><text:s text:c="2"/><text:span text:style-name="T28">// float properties</text:span></text:p>
      <text:p text:style-name="P194"><text:s text:c="2"/>public float getFloat(String key)</text:p>
      <text:p text:style-name="P194"><text:s text:c="2"/>public float getFloat(String key, float defValue)</text:p>
      <text:p text:style-name="P194"><text:s text:c="2"/>public TypedProperties <text:span text:style-name="T102">s</text:span>etFloat(String key, <text:span text:style-name="T102">float value</text:span>)</text:p>
      <text:p text:style-name="P194"><text:s text:c="2"/><text:span text:style-name="T28">// double properties</text:span></text:p>
      <text:p text:style-name="P194"><text:s text:c="2"/>public double getDouble(String key)</text:p>
      <text:p text:style-name="P194"><text:s text:c="2"/>public double getDouble(String key, double defValue)</text:p>
      <text:p text:style-name="P194"><text:s text:c="2"/>public TypedProperties <text:span text:style-name="T102">s</text:span>etDouble(String key, double <text:span text:style-name="T102">value</text:span>)</text:p>
      <text:p text:style-name="P194"><text:s text:c="2"/><text:span text:style-name="T28">// </text:span><text:span text:style-name="T34">char</text:span><text:span text:style-name="T28"> properties</text:span></text:p>
      <text:p text:style-name="P194"><text:s text:c="2"/>public <text:span text:style-name="T118">char</text:span> get<text:span text:style-name="T102">Char</text:span>(String key)</text:p>
      <text:p text:style-name="P205"><text:s text:c="2"/>public <text:span text:style-name="T118">char</text:span> get<text:span text:style-name="T102">Char</text:span>(String key, <text:span text:style-name="T102">char</text:span> defValue)</text:p>
      <text:p text:style-name="P194"><text:s text:c="2"/>public TypedProperties <text:span text:style-name="T102">s</text:span>et<text:span text:style-name="T102">Char</text:span>(String key, <text:span text:style-name="T102">char value</text:span>)</text:p>
      <text:p text:style-name="P194"><text:s text:c="2"/><text:span text:style-name="T28">// boolean properties</text:span></text:p>
      <text:p text:style-name="P194"><text:s text:c="2"/>public boolean getBoolean(String key)</text:p>
      <text:p text:style-name="P194"><text:s text:c="2"/>public boolean getBoolean(String key, boolean defValue)</text:p>
      <text:p text:style-name="P194"><text:s text:c="2"/>public TypedProperties <text:span text:style-name="T102">s</text:span>etBoolean(String key, <text:span text:style-name="T102">boolean value</text:span>)</text:p>
      <text:p text:style-name="P194"><text:s text:c="2"/><text:span text:style-name="T28">// </text:span><text:span text:style-name="T34">File</text:span><text:span text:style-name="T28"> properties</text:span></text:p>
      <text:p text:style-name="P194"><text:s text:c="2"/>public <text:span text:style-name="T102">File</text:span> get<text:span text:style-name="T102">File</text:span>(String key)</text:p>
      <text:p text:style-name="P194"><text:s text:c="2"/>public <text:span text:style-name="T102">File</text:span> get<text:span text:style-name="T102">File</text:span>(String key, <text:span text:style-name="T102">File</text:span> defValue)</text:p>
      <text:p text:style-name="P194"><text:s text:c="2"/>public TypedProperties <text:span text:style-name="T102">s</text:span>et<text:span text:style-name="T102">File</text:span>(String key, <text:span text:style-name="T102">File value</text:span>)</text:p>
      <text:p text:style-name="P194">}</text:p>
      <text:p text:style-name="P15"/>
      <text:p text:style-name="P15">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5"/>
      <text:p text:style-name="P15">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8">// get the configuration <text:span text:style-name="T105">and </text:span>set the connection properties programmatically</text:p>
      <text:p text:style-name="P195">JPPFConfiguration.getProperties().set<text:span text:style-name="T104">Boolean</text:span>("jppf.discovery.enabled", false)</text:p>
      <text:p text:style-name="P194"><text:s text:c="2"/>.set<text:span text:style-name="T104">String</text:span>("jppf.drivers", "driver1")</text:p>
      <text:p text:style-name="P194"><text:s text:c="2"/>.set<text:span text:style-name="T104">String</text:span>("driver1.jppf.server.host", "www.myhost.com")</text:p>
      <text:p text:style-name="P194"><text:s text:c="2"/>.set<text:span text:style-name="T104">Int</text:span>("driver1.jppf.server.port", 11111);</text:p>
      <text:p text:style-name="P150">// now our configuration will be used</text:p>
      <text:p text:style-name="P194">JPPFClient client = new JPPFClient();</text:p>
      <text:p text:style-name="P15"/>
      <text:list xml:id="list121138492980267" text:continue-numbering="true" text:style-name="Outline">
        <text:list-item>
          <text:list>
            <text:list-item>
              <text:list>
                <text:list-item>
                  <text:h text:style-name="P253" text:outline-level="3">Predefined JPPF properties</text:h>
                </text:list-item>
              </text:list>
            </text:list-item>
          </text:list>
        </text:list-item>
      </text:list>
      <text:p text:style-name="P106">The JPPF properties documented in the <text:span text:style-name="T13">Configuration properties reference</text:span> chapter are also avaialable as instances of the <text:a xlink:type="simple" xlink:href="http://www.jppf.org/javadoc/5.2/index.html?org/jppf/utils/configuration/JPPFProperty.html" text:style-name="Internet_20_link" text:visited-style-name="Visited_20_Internet_20_Link">JPPFProperty</text:a> interface, <text:span text:style-name="T106">which is defined as follows:</text:span></text:p>
      <text:p text:style-name="P106"/>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196"><text:s text:c="2"/><text:span text:style-name="T28">// Get the aliases for this property, that is, other names it may be known as,</text:span></text:p>
      <text:p text:style-name="P196"><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1"/>
      <text:p text:style-name="P201"><text:s text:c="2"/><text:span text:style-name="T28">// Return </text:span><text:span text:style-name="T35">a concise localized description of the property</text:span></text:p>
      <text:p text:style-name="P201"><text:s text:c="2"/><text:span text:style-name="T116">String</text:span> <text:span text:style-name="T116">getDocumentation</text:span>();</text:p>
      <text:p text:style-name="P201">}</text:p>
      <text:p text:style-name="P106"/>
      <text:p text:style-name="P107">The class <text:a xlink:type="simple" xlink:href="http://www.jppf.org/javadoc/5.2/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7">prop</text:span> = JPPFProperties.SERVER_PORT;</text:p>
      <text:p text:style-name="P197">System.out.prin<text:span text:style-name="T108">t</text:span>f("name: %s, default: %s, type: %s%n",</text:p>
      <text:p text:style-name="P197"><text:span text:style-name="T107"><text:s text:c="2"/>prop</text:span>.getName(), <text:span text:style-name="T107">prop</text:span>.getDefaultValue(), <text:span text:style-name="T107">prop</text:span>.valueType().<text:span text:style-name="T107">getName()</text:span>);</text:p>
      <text:p text:style-name="P106"/>
      <text:p text:style-name="P108">As much as possible, the names of the constants in <text:a xlink:type="simple" xlink:href="http://www.jppf.org/javadoc/5.2/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5.2/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8"><text:s text:c="2"/>.set(JPPFProperties.POOL_SIZE, 5).<text:span text:style-name="T109">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12"><text:a xlink:type="simple" xlink:href="http://www.jppf.org/javadoc/5.2/index.html?org/jppf/utils/JPPFConfiguration.html" text:style-name="Internet_20_link" text:visited-style-name="Visited_20_Internet_20_Link">JPPFConfiguration</text:a> also has sho<text:span text:style-name="T110">r</text:span>tcut methods that make use of predefined properties:</text:p>
      <text:p text:style-name="P111"/>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11">()</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7">port</text:span>;</text:p>
      <text:p text:style-name="P202"><text:span text:style-name="T117">port</text:span> = JPPFConfiguration.getProperties<text:span text:style-name="T111">()</text:span>.get(JPPFProperties.SERVER_PORT);</text:p>
      <text:p text:style-name="P202"><text:span text:style-name="T117">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4">import static org.jppf.utils.configuration.JPPFProperties.*;</text:p>
      <text:p text:style-name="P203"/>
      <text:p text:style-name="P203">...</text:p>
      <text:p text:style-name="P203"/>
      <text:p text:style-name="P203">int nbThreads = JPPFConfiguration.get(PROCESSING_THREADS);</text:p>
      <text:p text:style-name="P203">JPPFConfiguration.set(DISCOVERY_ENABLED, true).set(POOL_SIZE, 5)</text:p>
      <text:p text:style-name="P203"><text:s text:c="2"/>.<text:span text:style-name="T109">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28M37S</meta:editing-duration>
    <meta:editing-cycles>428</meta:editing-cycles>
    <meta:generator>LibreOffice/5.1.3.2$Windows_x86 LibreOffice_project/644e4637d1d8544fd9f56425bd6cec110e49301b</meta:generator>
    <meta:creation-date>2009-09-06T09:04:15.91</meta:creation-date>
    <dc:date>2017-10-19T11:56:55.111000000</dc:date>
    <meta:document-statistic meta:table-count="0" meta:image-count="5" meta:object-count="0" meta:page-count="32" meta:paragraph-count="1005" meta:word-count="13220" meta:character-count="88556" meta:non-whitespace-character-count="760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